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Engine: c/i</text:p>
          </table:table-cell>
          <table:table-cell office:value-type="float" office:value="0.2" table:style-name="ce2">
            <text:p>0.2</text:p>
          </table:table-cell>
          <table:table-cell office:value-type="float" office:value="0.25" table:style-name="ce2">
            <text:p>0.25</text:p>
          </table:table-cell>
          <table:table-cell office:value-type="float" office:value="0.3" table:style-name="ce2">
            <text:p>0.3</text:p>
          </table:table-cell>
          <table:table-cell office:value-type="float" office:value="0.35" table:style-name="ce2">
            <text:p>0.35</text:p>
          </table:table-cell>
          <table:table-cell office:value-type="float" office:value="0.4" table:style-name="ce2">
            <text:p>0.4</text:p>
          </table:table-cell>
          <table:table-cell office:value-type="float" office:value="0.45" table:style-name="ce2">
            <text:p>0.45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float" office:value="0.3" table:style-name="ce2">
            <text:p>0.3</text:p>
          </table:table-cell>
          <table:table-cell table:number-columns-repeated="4" table:style-name="ce2"/>
          <table:table-cell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office:value-type="float" office:value="0.35" table:style-name="ce2">
            <text:p>0.35</text:p>
          </table:table-cell>
          <table:table-cell table:number-columns-repeated="3" table:style-name="ce2"/>
          <table:table-cell table:style-name="ce4"/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float" office:value="0.4" table:style-name="ce2">
            <text:p>0.4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Constr: c/i</text:p>
          </table:table-cell>
          <table:table-cell office:value-type="float" office:value="0.25" table:style-name="ce2">
            <text:p>0.25</text:p>
          </table:table-cell>
          <table:table-cell office:value-type="float" office:value="0.3" table:style-name="ce2">
            <text:p>0.3</text:p>
          </table:table-cell>
          <table:table-cell office:value-type="float" office:value="0.35" table:style-name="ce2">
            <text:p>0.35</text:p>
          </table:table-cell>
          <table:table-cell office:value-type="float" office:value="0.4" table:style-name="ce2">
            <text:p>0.4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float" office:value="0.6" table:style-name="ce2">
            <text:p>0.6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float" office:value="0.7" table:style-name="ce2">
            <text:p>0.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float" office:value="0.8" table:style-name="ce2">
            <text:p>0.8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float" office:value="0.85" table:style-name="ce2">
            <text:p>0.85</text:p>
          </table:table-cell>
          <table:table-cell table:style-name="ce2"/>
          <table:table-cell table:style-name="ce5"/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float" office:value="0.875" table:style-name="ce2">
            <text:p>0.875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float" office:value="0.9" table:style-name="ce2">
            <text:p>0.9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DriverChange:</text:p>
          </table:table-cell>
          <table:table-cell office:value-type="float" office:value="0.25" table:style-name="ce2">
            <text:p>0.25</text:p>
          </table:table-cell>
          <table:table-cell office:value-type="float" office:value="0.3" table:style-name="ce2">
            <text:p>0.3</text:p>
          </table:table-cell>
          <table:table-cell office:value-type="float" office:value="0.35" table:style-name="ce2">
            <text:p>0.35</text:p>
          </table:table-cell>
          <table:table-cell office:value-type="float" office:value="0.4" table:style-name="ce2">
            <text:p>0.4</text:p>
          </table:table-cell>
          <table:table-cell office:value-type="float" office:value="0.45" table:style-name="ce2">
            <text:p>0.45</text:p>
          </table:table-cell>
          <table:table-cell table:number-columns-repeated="3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TrackImp:</text:p>
          </table:table-cell>
          <table:table-cell office:value-type="float" office:value="0.15" table:style-name="ce2">
            <text:p>0.15</text:p>
          </table:table-cell>
          <table:table-cell office:value-type="float" office:value="0.18" table:style-name="ce2">
            <text:p>0.18</text:p>
          </table:table-cell>
          <table:table-cell office:value-type="float" office:value="0.21" table:style-name="ce2">
            <text:p>0.21</text:p>
          </table:table-cell>
          <table:table-cell office:value-type="float" office:value="0.23" table:style-name="ce2">
            <text:p>0.23</text:p>
          </table:table-cell>
          <table:table-cell office:value-type="float" office:value="0.25" table:style-name="ce2">
            <text:p>0.25</text:p>
          </table:table-cell>
          <table:table-cell office:value-type="float" office:value="0.28000000000000003" table:style-name="ce2">
            <text:p>0.28</text:p>
          </table:table-cell>
          <table:table-cell office:value-type="float" office:value="0.33" table:style-name="ce2">
            <text:p>0.33</text:p>
          </table:table-cell>
          <table:table-cell office:value-type="float" office:value="0.4" table:style-name="ce2">
            <text:p>0.4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Variance:</text:p>
          </table:table-cell>
          <table:table-cell table:number-columns-repeated="8"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rookiepwr:</text:p>
          </table:table-cell>
          <table:table-cell office:value-type="float" office:value="0" table:style-name="ce2">
            <text:p>0</text:p>
          </table:table-cell>
          <table:table-cell office:value-type="float" office:value="0.1" table:style-name="ce2">
            <text:p>0.1</text:p>
          </table:table-cell>
          <table:table-cell office:value-type="float" office:value="0.2" table:style-name="ce2">
            <text:p>0.2</text:p>
          </table:table-cell>
          <table:table-cell office:value-type="float" office:value="0.3" table:style-name="ce2">
            <text:p>0.3</text:p>
          </table:table-cell>
          <table:table-cell office:value-type="float" office:value="0.4" table:style-name="ce2">
            <text:p>0.4</text:p>
          </table:table-cell>
          <table:table-cell office:value-type="float" office:value="0.5" table:style-name="ce2">
            <text:p>0.5</text:p>
          </table:table-cell>
          <table:table-cell office:value-type="float" office:value="0.7" table:style-name="ce2">
            <text:p>0.7</text:p>
          </table:table-cell>
          <table:table-cell office:value-type="float" office:value="0.8" table:style-name="ce2">
            <text:p>0.8</text:p>
          </table:table-cell>
          <table:table-cell office:value-type="float" office:value="0.85" table:style-name="ce2">
            <text:p>0.85</text:p>
          </table:table-cell>
          <table:table-cell office:value-type="float" office:value="0.9" table:style-name="ce2">
            <text:p>0.9</text:p>
          </table:table-cell>
          <table:table-cell office:value-type="float" office:value="1" table:style-name="ce2">
            <text:p>1</text:p>
          </table:table-cell>
          <table:table-cell office:value-type="float" office:value="1.1000000000000001" table:style-name="ce2">
            <text:p>1.1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0.50628289473700006" table:style-name="ce2">
            <text:p>0.506282895</text:p>
          </table:table-cell>
          <table:table-cell office:value-type="float" office:value="0.50237500000000002" table:style-name="ce2">
            <text:p>0.502375</text:p>
          </table:table-cell>
          <table:table-cell office:value-type="float" office:value="0.50815789473700002" table:style-name="ce2">
            <text:p>0.508157895</text:p>
          </table:table-cell>
          <table:table-cell office:value-type="float" office:value="0.50605263157900005" table:style-name="ce2">
            <text:p>0.506052632</text:p>
          </table:table-cell>
          <table:table-cell office:value-type="float" office:value="0.50737500000000002" table:style-name="ce1">
            <text:p>0.507375</text:p>
          </table:table-cell>
          <table:table-cell office:value-type="float" office:value="0.50792172739499997" table:style-name="ce2">
            <text:p>0.507921727</text:p>
          </table:table-cell>
          <table:table-cell office:value-type="float" office:value="0.50732236842099998" table:style-name="ce1">
            <text:p>0.507322368</text:p>
          </table:table-cell>
          <table:table-cell office:value-type="float" office:value="0.50841995841999998" table:style-name="ce2">
            <text:p>0.508419958</text:p>
          </table:table-cell>
          <table:table-cell office:value-type="float" office:value="0.50506089743600002" table:style-name="ce6">
            <text:p>0.505060897</text:p>
          </table:table-cell>
          <table:table-cell office:value-type="float" office:value="0.50842105263199999" table:style-name="ce1">
            <text:p>0.508421053</text:p>
          </table:table-cell>
          <table:table-cell office:value-type="float" office:value="0.50843792172699998" table:style-name="ce1">
            <text:p>0.508437922</text:p>
          </table:table-cell>
          <table:table-cell office:value-type="float" office:value="0.50753036437200005" table:style-name="ce1">
            <text:p>0.507530364</text:p>
          </table:table-cell>
          <table:table-cell table:number-columns-repeated="1637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eng_regress</text:p>
          </table:table-cell>
          <table:table-cell office:value-type="float" office:value="0.7" table:style-name="ce2">
            <text:p>0.7</text:p>
          </table:table-cell>
          <table:table-cell office:value-type="float" office:value="0.75" table:style-name="ce2">
            <text:p>0.75</text:p>
          </table:table-cell>
          <table:table-cell office:value-type="float" office:value="0.8" table:style-name="ce2">
            <text:p>0.8</text:p>
          </table:table-cell>
          <table:table-cell office:value-type="float" office:value="0.85" table:style-name="ce2">
            <text:p>0.85</text:p>
          </table:table-cell>
          <table:table-cell office:value-type="float" office:value="0.9" table:style-name="ce2">
            <text:p>0.9</text:p>
          </table:table-cell>
          <table:table-cell office:value-type="float" office:value="0.95" table:style-name="ce2">
            <text:p>0.95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2" table:style-name="ce2"/>
          <table:table-cell office:value-type="float" office:value="0.50641025641000004" table:style-name="ce2">
            <text:p>0.506410256</text:p>
          </table:table-cell>
          <table:table-cell office:value-type="float" office:value="0.504868421053" table:style-name="ce7">
            <text:p>0.504868421</text:p>
          </table:table-cell>
          <table:table-cell office:value-type="float" office:value="0.50750173250200004" table:style-name="ce2">
            <text:p>0.507501733</text:p>
          </table:table-cell>
          <table:table-cell office:value-type="float" office:value="0.51038157894699998" table:style-name="ce2">
            <text:p>0.510381579</text:p>
          </table:table-cell>
          <table:table-cell office:value-type="float" office:value="0.508439189189" table:style-name="ce2">
            <text:p>0.508439189</text:p>
          </table:table-cell>
          <table:table-cell office:value-type="float" office:value="0.50841495841999995" table:style-name="ce2">
            <text:p>0.508414958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office:value-type="string" table:style-name="ce1">
            <text:p>const_regress:</text:p>
          </table:table-cell>
          <table:table-cell office:value-type="float" office:value="0.7" table:style-name="ce2">
            <text:p>0.7</text:p>
          </table:table-cell>
          <table:table-cell office:value-type="float" office:value="0.75" table:style-name="ce2">
            <text:p>0.75</text:p>
          </table:table-cell>
          <table:table-cell office:value-type="float" office:value="0.8" table:style-name="ce2">
            <text:p>0.8</text:p>
          </table:table-cell>
          <table:table-cell office:value-type="float" office:value="0.85" table:style-name="ce2">
            <text:p>0.85</text:p>
          </table:table-cell>
          <table:table-cell office:value-type="float" office:value="0.9" table:style-name="ce2">
            <text:p>0.9</text:p>
          </table:table-cell>
          <table:table-cell office:value-type="float" office:value="0.95" table:style-name="ce2">
            <text:p>0.95</text:p>
          </table:table-cell>
          <table:table-cell office:value-type="float" office:value="0.98" table:style-name="ce2">
            <text:p>0.98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0.49349999999999999" table:style-name="ce1">
            <text:p>0.4935</text:p>
          </table:table-cell>
          <table:table-cell office:value-type="float" office:value="0.50615131578899997" table:style-name="ce1">
            <text:p>0.506151316</text:p>
          </table:table-cell>
          <table:table-cell office:value-type="float" office:value="0.503108108108" table:style-name="ce1">
            <text:p>0.503108108</text:p>
          </table:table-cell>
          <table:table-cell office:value-type="float" office:value="0.50389338731400002" table:style-name="ce1">
            <text:p>0.503893387</text:p>
          </table:table-cell>
          <table:table-cell office:value-type="float" office:value="0.50434722222200001" table:style-name="ce1">
            <text:p>0.504347222</text:p>
          </table:table-cell>
          <table:table-cell office:value-type="float" office:value="0.50749999999999995" table:style-name="ce6">
            <text:p>0.5075</text:p>
          </table:table-cell>
          <table:table-cell table:number-columns-repeated="16375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Ville</meta:initial-creator>
    <dc:creator>Ville</dc:creator>
    <meta:creation-date>2018-04-17T16:43:56Z</meta:creation-date>
    <dc:date>2018-04-18T19:17:30Z</dc:date>
  </office:meta>
</office:document-meta>
</file>